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0.18mm"/>
    </style:style>
    <style:style style:name="co2" style:family="table-column">
      <style:table-column-properties fo:break-before="auto" style:column-width="31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SubOptima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4">
      <number:month number:style="long" number:textual="true"/>
    </number:date-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4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4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15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5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115">
      <style:text-properties style:font-name="DejaVu Sans" fo:font-size="11pt" style:font-size-asian="11pt" style:font-size-complex="11pt"/>
    </style:style>
    <style:style style:name="ce2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4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4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4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4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3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ext-properties style:font-name="DejaVu Sans" fo:font-size="11pt" style:font-size-asian="11pt" style:font-size-complex="11pt"/>
    </style:style>
    <style:style style:name="ce42" style:family="table-cell" style:parent-style-name="Default" style:data-style-name="N1"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rank Dietrich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9" table:default-cell-style-name="ce17"/>
        <table:table-column table:style-name="co2" table:visibility="collapse" table:default-cell-style-name="ce17"/>
        <table:table-column table:style-name="co2" table:number-columns-repeated="1013" table:default-cell-style-name="ce17"/>
        <table:table-row table:style-name="ro1">
          <table:table-cell table:style-name="Default"/>
          <table:table-cell table:style-name="ce15" office:value-type="string" calcext:value-type="string">
            <text:p>Push-ups for Jane Doe - Target Diamond Status</text:p>
          </table:table-cell>
          <table:table-cell table:style-name="ce18" table:number-columns-repeated="8"/>
          <table:table-cell table:style-name="ce29"/>
          <table:table-cell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Bronze</text:p>
          </table:table-cell>
          <table:table-cell table:style-name="ce19"/>
          <table:table-cell table:style-name="ce25" office:value-type="string" calcext:value-type="string">
            <text:p>Silver</text:p>
          </table:table-cell>
          <table:table-cell table:style-name="ce25"/>
          <table:table-cell table:style-name="ce26" office:value-type="string" calcext:value-type="string">
            <text:p>Gold</text:p>
          </table:table-cell>
          <table:table-cell table:style-name="ce26"/>
          <table:table-cell table:style-name="ce27" office:value-type="string" calcext:value-type="string">
            <text:p>Platinum</text:p>
          </table:table-cell>
          <table:table-cell table:style-name="ce27"/>
          <table:table-cell table:style-name="ce28" office:value-type="string" calcext:value-type="string">
            <text:p>Diamond</text:p>
          </table:table-cell>
          <table:table-cell table:style-name="ce30"/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date" office:date-value="2018-10-01" calcext:value-type="date">
            <text:p>Oktober</text:p>
          </table:table-cell>
          <table:table-cell table:style-name="ce5"/>
          <table:table-cell table:style-name="ce32" office:value-type="date" office:date-value="2018-11-01" calcext:value-type="date">
            <text:p>November</text:p>
          </table:table-cell>
          <table:table-cell table:style-name="ce32"/>
          <table:table-cell table:style-name="ce34" office:value-type="date" office:date-value="2018-12-01" calcext:value-type="date">
            <text:p>Dezember</text:p>
          </table:table-cell>
          <table:table-cell table:style-name="ce34"/>
          <table:table-cell table:style-name="ce36" office:value-type="date" office:date-value="2019-01-01" calcext:value-type="date">
            <text:p>Januar</text:p>
          </table:table-cell>
          <table:table-cell table:style-name="ce36"/>
          <table:table-cell table:style-name="ce38" office:value-type="date" office:date-value="2019-02-01" calcext:value-type="date">
            <text:p>Februar</text:p>
          </table:table-cell>
          <table:table-cell table:style-name="ce41" office:value-type="date" office:date-value="2019-03-01" calcext:value-type="date">
            <text:p>2019/03/01</text:p>
          </table:table-cell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string" calcext:value-type="string">
            <text:p>push-ups</text:p>
          </table:table-cell>
          <table:table-cell table:style-name="ce5" office:value-type="string" calcext:value-type="string">
            <text:p>weight</text:p>
          </table:table-cell>
          <table:table-cell table:style-name="ce32" office:value-type="string" calcext:value-type="string">
            <text:p>push-ups</text:p>
          </table:table-cell>
          <table:table-cell table:style-name="ce32" office:value-type="string" calcext:value-type="string">
            <text:p>weight</text:p>
          </table:table-cell>
          <table:table-cell table:style-name="ce34" office:value-type="string" calcext:value-type="string">
            <text:p>push-ups</text:p>
          </table:table-cell>
          <table:table-cell table:style-name="ce34" office:value-type="string" calcext:value-type="string">
            <text:p>weight</text:p>
          </table:table-cell>
          <table:table-cell table:style-name="ce36" office:value-type="string" calcext:value-type="string">
            <text:p>push-ups</text:p>
          </table:table-cell>
          <table:table-cell table:style-name="ce36" office:value-type="string" calcext:value-type="string">
            <text:p>weight</text:p>
          </table:table-cell>
          <table:table-cell table:style-name="ce38" office:value-type="string" calcext:value-type="string">
            <text:p>push-ups</text:p>
          </table:table-cell>
          <table:table-cell table:style-name="ce41"/>
          <table:table-cell table:style-name="ce28" office:value-type="string" calcext:value-type="string">
            <text:p>weight</text:p>
          </table:table-cell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5" office:value-type="string" calcext:value-type="string">
            <text:p>Goal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/>
          <table:table-cell table:formula="of:=[.B5]+1000" office:value-type="float" office:value="2000" calcext:value-type="float">
            <text:p>2000</text:p>
          </table:table-cell>
          <table:table-cell/>
          <table:table-cell table:formula="of:=[.D5]+1000" office:value-type="float" office:value="3000" calcext:value-type="float">
            <text:p>3000</text:p>
          </table:table-cell>
          <table:table-cell/>
          <table:table-cell table:formula="of:=[.F5]+1000" office:value-type="float" office:value="4000" calcext:value-type="float">
            <text:p>4000</text:p>
          </table:table-cell>
          <table:table-cell/>
          <table:table-cell table:formula="of:=[.H5]+1000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one</text:p>
          </table:table-cell>
          <table:table-cell table:style-name="ce15" table:formula="of:=SUM([.B15:.B45])" office:value-type="float" office:value="0" calcext:value-type="float">
            <text:p>0</text:p>
          </table:table-cell>
          <table:table-cell table:style-name="ce15"/>
          <table:table-cell table:style-name="ce15" table:formula="of:=SUM([.D15:.D45])" office:value-type="float" office:value="0" calcext:value-type="float">
            <text:p>0</text:p>
          </table:table-cell>
          <table:table-cell table:style-name="ce15"/>
          <table:table-cell table:style-name="ce15" table:formula="of:=SUM([.F15:.F45])" office:value-type="float" office:value="0" calcext:value-type="float">
            <text:p>0</text:p>
          </table:table-cell>
          <table:table-cell table:style-name="ce15"/>
          <table:table-cell table:style-name="ce15" table:formula="of:=SUM([.H15:.H45])" office:value-type="float" office:value="0" calcext:value-type="float">
            <text:p>0</text:p>
          </table:table-cell>
          <table:table-cell table:style-name="ce15"/>
          <table:table-cell table:style-name="ce15" table:formula="of:=SUM([.J15:.J4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21" table:formula="of:=IF([.B$6]&gt;0; AVERAGEIF([.B$15:.B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D$6]&gt;0; AVERAGEIF([.D$15:.D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F$6]&gt;0; AVERAGEIF([.F$15:.F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H$6]&gt;0; AVERAGEIF([.H$15:.H$45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J$6]&gt;0; AVERAGEIF([.J$15:.J$45]; &quot;&lt;&gt;0&quot;);&quot;N/A&quot;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aily Target</text:p>
          </table:table-cell>
          <table:table-cell table:style-name="ce9" table:formula="of:=[.B5]/DAYS([.D3]; [.B3])" office:value-type="float" office:value="32.258064516129" calcext:value-type="float">
            <text:p>32,26</text:p>
          </table:table-cell>
          <table:table-cell table:style-name="ce9"/>
          <table:table-cell table:style-name="ce9" table:formula="of:=[.D5]/DAYS([.F3]; [.D3])" office:value-type="float" office:value="66.6666666666667" calcext:value-type="float">
            <text:p>66,67</text:p>
          </table:table-cell>
          <table:table-cell table:style-name="ce9"/>
          <table:table-cell table:style-name="ce9" table:formula="of:=[.F5]/DAYS([.H3]; [.F3])" office:value-type="float" office:value="96.7741935483871" calcext:value-type="float">
            <text:p>96,77</text:p>
          </table:table-cell>
          <table:table-cell table:style-name="ce9"/>
          <table:table-cell table:style-name="ce9" table:formula="of:=[.H5]/DAYS([.J3]; [.H3])" office:value-type="float" office:value="129.032258064516" calcext:value-type="float">
            <text:p>129,03</text:p>
          </table:table-cell>
          <table:table-cell table:style-name="ce9"/>
          <table:table-cell table:style-name="ce9" table:formula="of:=[.J5]/DAYS([.K3]; [.J3])" office:value-type="float" office:value="178.571428571429" calcext:value-type="float">
            <text:p>178,57</text:p>
          </table:table-cell>
          <table:table-cell table:style-name="ce53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Remaining</text:p>
          </table:table-cell>
          <table:table-cell table:style-name="ce8" table:formula="of:=[.B5]-[.B6]" office:value-type="float" office:value="1000" calcext:value-type="float">
            <text:p>1000</text:p>
          </table:table-cell>
          <table:table-cell table:style-name="ce8"/>
          <table:table-cell table:style-name="ce8" table:formula="of:=[.D5]-[.D6]" office:value-type="float" office:value="2000" calcext:value-type="float">
            <text:p>2000</text:p>
          </table:table-cell>
          <table:table-cell table:style-name="ce8"/>
          <table:table-cell table:style-name="ce8" table:formula="of:=[.F5]-[.F6]" office:value-type="float" office:value="3000" calcext:value-type="float">
            <text:p>3000</text:p>
          </table:table-cell>
          <table:table-cell table:style-name="ce8"/>
          <table:table-cell table:style-name="ce8" table:formula="of:=[.H5]-[.H6]" office:value-type="float" office:value="4000" calcext:value-type="float">
            <text:p>4000</text:p>
          </table:table-cell>
          <table:table-cell table:style-name="ce8"/>
          <table:table-cell table:style-name="ce8" table:formula="of:=[.J5]-[.J6]" office:value-type="float" office:value="5000" calcext:value-type="float">
            <text:p>5000</text:p>
          </table:table-cell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Adjusted daily target</text:p>
          </table:table-cell>
          <table:table-cell table:style-name="ce9" table:formula="of:=[.B9]/(DAYS([.D3]; [.B3])-COUNT([.B15:.B45]))" office:value-type="float" office:value="32.258064516129" calcext:value-type="float">
            <text:p>32,26</text:p>
          </table:table-cell>
          <table:table-cell table:style-name="ce9"/>
          <table:table-cell table:style-name="ce9" table:formula="of:=[.D9]/(DAYS([.F3]; [.D3])-COUNT([.D15:.D45]))" office:value-type="float" office:value="66.6666666666667" calcext:value-type="float">
            <text:p>66,67</text:p>
          </table:table-cell>
          <table:table-cell table:style-name="ce9"/>
          <table:table-cell table:style-name="ce9" table:formula="of:=[.F9]/(DAYS([.H3]; [.F3])-COUNT([.F15:.F45]))" office:value-type="float" office:value="96.7741935483871" calcext:value-type="float">
            <text:p>96,77</text:p>
          </table:table-cell>
          <table:table-cell table:style-name="ce9"/>
          <table:table-cell table:style-name="ce9" table:formula="of:=[.H9]/(DAYS([.J3]; [.H3])-COUNT([.H15:.H45]))" office:value-type="float" office:value="129.032258064516" calcext:value-type="float">
            <text:p>129,03</text:p>
          </table:table-cell>
          <table:table-cell table:style-name="ce9"/>
          <table:table-cell table:style-name="ce9" table:formula="of:=[.J9]/(DAYS([.L3]; [.J3])-COUNT([.J15:.J45]))" office:value-type="float" office:value="-0.114950456353312" calcext:value-type="float">
            <text:p>-0,11</text:p>
          </table:table-cell>
          <table:table-cell table:style-name="ce53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8" table:number-columns-repeated="9"/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Start kg</text:p>
          </table:table-cell>
          <table:table-cell table:style-name="ce23"/>
          <table:table-cell table:style-name="ce11" office:value-type="float" office:value="100" calcext:value-type="float">
            <text:p>100,0</text:p>
          </table:table-cell>
          <table:table-cell table:style-name="ce23"/>
          <table:table-cell table:style-name="ce23" table:formula="of:=[.C13]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E13])&gt;0;[.E13];&quot;N/A&quot;)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G13])&gt;0;[.G13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23" table:formula="of:=IF(SUM([.J13])&gt;0;[.J13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Current kg</text:p>
          </table:table-cell>
          <table:table-cell table:style-name="ce23"/>
          <table:table-cell table:style-name="ce12" table:number-matrix-columns-spanned="1" table:number-matrix-rows-spanned="1" table:formula="of:=IF(SUM([.C15:.C45])=0;&quot;N/A&quot;;INDIRECT(ADDRESS(MAX(ROW([.C15:.C45])*([.C15:.C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E15:.E45])=0;&quot;N/A&quot;;INDIRECT(ADDRESS(MAX(ROW([.E15:.E45])*([.E15:.E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G15:.G45])=0;&quot;N/A&quot;;INDIRECT(ADDRESS(MAX(ROW([.G15:.G45])*([.G15:.G45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I15:.I45])=0;&quot;N/A&quot;;INDIRECT(ADDRESS(MAX(ROW([.I15:.I45])*([.I15:.I45]&gt;0));COLUMN()))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2" table:number-matrix-columns-spanned="1" table:number-matrix-rows-spanned="1" table:formula="of:=IF(SUM([.L15:.L45])=0;&quot;N/A&quot;;INDIRECT(ADDRESS(MAX(ROW([.L15:.L45])*([.L15:.L45]&gt;0));COLUMN()))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Difference kg</text:p>
          </table:table-cell>
          <table:table-cell table:style-name="ce23"/>
          <table:table-cell table:style-name="ce11" table:formula="of:=IF(SUM([.C13])&gt;0;[.C12]-[.C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E13])&gt;0;[.E12]-[.E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G13])&gt;0;[.G12]-[.G13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I13])&gt;0;[.I12]-[.I13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1" table:formula="of:=IF(SUM([.L13])&gt;0;[.L12]-[.L13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/>
          <table:table-cell table:style-name="ce13"/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/>
          <table:table-cell table:style-name="ce14"/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year number:style="long"/>
      <number:text>/</number:text>
      <number:month number:style="long"/>
      <number:text>/</number:text>
      <number:day number:style="long"/>
    </number:date-style>
    <number:number-style style:name="N114">
      <number:number number:decimal-places="1" loext:min-decimal-places="1" number:min-integer-digits="1"/>
    </number:number-style>
    <number:number-style style:name="N115P0" style:volatile="true">
      <number:number number:decimal-places="1" loext:min-decimal-places="1" number:min-integer-digits="1"/>
    </number:number-style>
    <number:number-style style:name="N115">
      <style:text-properties fo:color="#ff0000"/>
      <number:text>-</number:text>
      <number:number number:decimal-places="1" loext:min-decimal-places="1" number:min-integer-digits="1"/>
      <style:map style:condition="value()&gt;=0" style:apply-style-name="N115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.00.0000</text:date>, <text:time style:data-style-name="N2" text:time-value="23:51:18.481701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ubOpti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imilian_20_Kabutz" style:display-name="PageStyle_Maximilian Kabut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0-01T23:52:49.965844605</dc:date>
    <meta:editing-duration>PT1H2M10S</meta:editing-duration>
    <meta:editing-cycles>26</meta:editing-cycles>
    <meta:document-statistic meta:table-count="1" meta:cell-count="107" meta:object-count="0"/>
  </office:meta>
</office:document-meta>
</file>